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/>
          <table:table-cell table:style-name="Default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/>
          <table:table-cell table:style-name="Default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style-name="Default"/>
          <table:table-cell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0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.00.0000</text:date>, <text:time style:data-style-name="N2" text:time-value="19:03:49.43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01T19:26:10.303000000</dc:date>
    <meta:editing-duration>P7DT7H12M49S</meta:editing-duration>
    <meta:editing-cycles>3138</meta:editing-cycles>
    <meta:document-statistic meta:table-count="6" meta:cell-count="8771" meta:object-count="0"/>
    <meta:user-defined meta:name="qrichtext">1</meta:user-defined>
  </office:meta>
</office:document-meta>
</file>